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erif Condensed" svg:font-family="'DejaVu Serif Condensed'" style:font-adornments="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a408" officeooo:paragraph-rsid="0014a408"/>
    </style:style>
    <style:style style:name="P2" style:family="paragraph" style:parent-style-name="Text_20_body">
      <style:paragraph-properties fo:text-align="center" style:justify-single-word="false"/>
    </style:style>
    <style:style style:name="P3" style:family="paragraph" style:parent-style-name="First_20_line_20_indent">
      <style:text-properties officeooo:paragraph-rsid="00152e96"/>
    </style:style>
    <style:style style:name="P4" style:family="paragraph" style:parent-style-name="Heading_20_2">
      <style:paragraph-properties fo:text-align="center" style:justify-single-word="false"/>
    </style:style>
    <style:style style:name="P5" style:family="paragraph" style:parent-style-name="Heading_20_1">
      <style:paragraph-properties fo:text-align="center" style:justify-single-word="false"/>
    </style:style>
    <style:style style:name="P6" style:family="paragraph" style:parent-style-name="Heading_20_3">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officeooo:rsid="0014a5a5"/>
    </style:style>
    <style:style style:name="T3" style:family="text">
      <style:text-properties officeooo:rsid="00152e96"/>
    </style:style>
    <style:style style:name="T4" style:family="text">
      <style:text-properties officeooo:rsid="001998d5"/>
    </style:style>
    <style:style style:name="T5" style:family="text">
      <style:text-properties fo:font-style="italic" officeooo:rsid="001998d5" style:font-style-asian="italic" style:font-style-complex="italic"/>
    </style:style>
    <style:style style:name="T6" style:family="text">
      <style:text-properties fo:font-style="normal" officeooo:rsid="001998d5"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COMS W6156 - Topics in Software Engineering</text:h>
      <text:h text:style-name="P4" text:outline-level="2">Spring 2019</text:h>
      <text:h text:style-name="P4" text:outline-level="2">Tentative Proposal</text:h>
      <text:h text:style-name="P6" text:outline-level="3">Bruno Martins - bm2787</text:h>
      <text:p text:style-name="P2"/>
      <text:p text:style-name="P1"><text:a xlink:type="simple" xlink:href="https://www.rust-lang.org/" text:style-name="Internet_20_link" text:visited-style-name="Visited_20_Internet_20_Link"/></text:p>
      <text:p text:style-name="P3"><text:a xlink:type="simple" xlink:href="https://www.rust-lang.org/" text:style-name="Internet_20_link" text:visited-style-name="Visited_20_Internet_20_Link">Rust</text:a> is a new <text:span text:style-name="T2">(version 1.0 was released in 2015) </text:span>systems programming language developed by Mozilla as a <text:span text:style-name="T4">fast and </text:span>safe alternative to the dominant C and C++ languages. In their words: "Rust is a systems programming language that runs blazingly fast, prevents almost all crashes, and eliminates data races". While most of the language <text:span text:style-name="T4">features </text:span>borrows judiciously from other languages, there is one central <text:span text:style-name="T2">novel </text:span>feature that <text:span text:style-name="T2">seems to be</text:span> unique to Rust: the <text:a xlink:type="simple" xlink:href="https://doc.rust-lang.org/1.8.0/book/references-and-borrowing.html" text:style-name="Internet_20_link" text:visited-style-name="Visited_20_Internet_20_Link"><text:span text:style-name="T2">b</text:span></text:a><text:a xlink:type="simple" xlink:href="https://doc.rust-lang.org/1.8.0/book/references-and-borrowing.html" text:style-name="Internet_20_link" text:visited-style-name="Visited_20_Internet_20_Link">orrow </text:a><text:a xlink:type="simple" xlink:href="https://doc.rust-lang.org/1.8.0/book/references-and-borrowing.html" text:style-name="Internet_20_link" text:visited-style-name="Visited_20_Internet_20_Link"><text:span text:style-name="T2">c</text:span></text:a><text:a xlink:type="simple" xlink:href="https://doc.rust-lang.org/1.8.0/book/references-and-borrowing.html" text:style-name="Internet_20_link" text:visited-style-name="Visited_20_Internet_20_Link">hecker</text:a>. <text:span text:style-name="T2">The borrow checker</text:span> <text:span text:style-name="T1">statically</text:span> evaluates the ownership and the lifetime of all pieces of data in a <text:s/>program to find<text:span text:style-name="T2"> and prevent entire classes of bugs like data races and use-after-free.</text:span></text:p>
      <text:p text:style-name="P3">My proposal is to put their claims to test. Would Rust prevent bugs in an actual, in production codebase? <text:span text:style-name="T3">How easy is it to port code from C or C++ to Rust? Would original C/C++ code and Rust ported code be comparable in the first place? In order to investigate the matter, my plan for the midterm paper is to read and evaluate existing literature on Rust and the claims they make on safety.</text:span></text:p>
      <text:p text:style-name="P3"><text:span text:style-name="T3">For the final project, the idea is to pick an open source project, port part of it to Rust (since Rust is binary compatible with C) and report on my experience. At the moment I am leaning on picking one of the modules of the </text:span><text:a xlink:type="simple" xlink:href="https://epics.anl.gov/" text:style-name="Internet_20_link" text:visited-style-name="Visited_20_Internet_20_Link"><text:span text:style-name="T3">EPICS framework</text:span></text:a><text:span text:style-name="T3"> as the target open source project (since I am familiar with it). I'd rewrite parts of it in Rust as close to the current EPICS code as possible and look for compiler complaints (potentially new, unknown bugs.) I could rewrite the same parts, but from older, known buggy version to see if </text:span><text:span text:style-name="T5">these</text:span><text:span text:style-name="T6"> known bugs would have been caught by Rust. I could also experiment with mutations on the concurrent parts to see how good Rust is in those ca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erif Condensed" svg:font-family="'DejaVu Serif Condensed'" style:font-adornments="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DejaVu Serif Condensed" fo:font-family="'DejaVu Serif Condensed'" style:font-style-name="Condensed" style:font-family-generic="roman" style:font-pitch="variable" fo:font-size="11pt" fo:font-weight="normal"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20:38:53.588505416</meta:creation-date>
    <meta:generator>LibreOffice/6.0.7.3$Linux_X86_64 LibreOffice_project/00m0$Build-3</meta:generator>
    <dc:date>2019-01-29T21:21:29.747519590</dc:date>
    <meta:editing-duration>PT9M41S</meta:editing-duration>
    <meta:editing-cycles>3</meta:editing-cycles>
    <meta:document-statistic meta:table-count="0" meta:image-count="0" meta:object-count="0" meta:page-count="1" meta:paragraph-count="7" meta:word-count="324" meta:character-count="1822" meta:non-whitespace-character-count="1504"/>
  </office:meta>
</office:document-meta>
</file>